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6e1" officeooo:paragraph-rsid="0018f6e1"/>
    </style:style>
    <style:style style:name="P2" style:family="paragraph" style:parent-style-name="Standard">
      <style:text-properties officeooo:rsid="0018f6e1" officeooo:paragraph-rsid="001999db"/>
    </style:style>
    <style:style style:name="P3" style:family="paragraph" style:parent-style-name="Standard">
      <style:text-properties officeooo:rsid="001a3ce6" officeooo:paragraph-rsid="001a3ce6"/>
    </style:style>
    <style:style style:name="P4" style:family="paragraph" style:parent-style-name="Standard">
      <style:text-properties officeooo:rsid="001a3ce6" officeooo:paragraph-rsid="001bdf88"/>
    </style:style>
    <style:style style:name="P5" style:family="paragraph" style:parent-style-name="Standard">
      <style:text-properties officeooo:rsid="001a3ce6" officeooo:paragraph-rsid="001d1709"/>
    </style:style>
    <style:style style:name="P6" style:family="paragraph" style:parent-style-name="Standard">
      <style:text-properties officeooo:rsid="001d1709" officeooo:paragraph-rsid="001d1709"/>
    </style:style>
    <style:style style:name="P7" style:family="paragraph" style:parent-style-name="Standard">
      <style:text-properties officeooo:rsid="001e743f" officeooo:paragraph-rsid="001e743f"/>
    </style:style>
    <style:style style:name="P8" style:family="paragraph" style:parent-style-name="Standard">
      <style:text-properties officeooo:rsid="001bdf88" officeooo:paragraph-rsid="001d1709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0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1e743f" officeooo:paragraph-rsid="001e743f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12" style:family="paragraph" style:parent-style-name="Standard">
      <style:paragraph-properties fo:orphans="2" fo:widows="2"/>
      <style:text-properties fo:font-variant="normal" fo:text-transform="none" fo:color="#500050" loext:opacity="100%" style:font-name="Arial" fo:font-size="12pt" fo:letter-spacing="normal" fo:font-style="normal" fo:font-weight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0050" loext:opacity="100%" style:font-name="Arial" fo:font-size="12pt" fo:letter-spacing="normal" fo:font-style="normal" fo:font-weight="normal"/>
    </style:style>
    <style:style style:name="P14" style:family="paragraph" style:parent-style-name="Standard">
      <style:paragraph-properties fo:orphans="2" fo:widows="2"/>
      <style:text-properties fo:font-variant="normal" fo:text-transform="none" fo:color="#500050" loext:opacity="100%" fo:letter-spacing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</style:style>
    <style:style style:name="P16" style:family="paragraph" style:parent-style-name="Standard">
      <style:paragraph-properties fo:orphans="2" fo:widows="2"/>
    </style:style>
    <style:style style:name="P17" style:family="paragraph" style:parent-style-name="Standard">
      <style:text-properties officeooo:rsid="001e743f" officeooo:paragraph-rsid="001e743f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9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1e743f" officeooo:paragraph-rsid="001e743f"/>
    </style:style>
    <style:style style:name="P20" style:family="paragraph" style:parent-style-name="Standard">
      <style:paragraph-properties fo:orphans="2" fo:widows="2"/>
      <style:text-properties fo:font-variant="normal" fo:text-transform="none" fo:color="#500050" loext:opacity="100%" style:font-name="Arial" fo:font-size="12pt" fo:letter-spacing="normal" fo:font-style="normal" fo:font-weight="normal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0050" loext:opacity="100%" style:font-name="Arial" fo:font-size="12pt" fo:letter-spacing="normal" fo:font-style="normal" fo:font-weight="normal"/>
    </style:style>
    <style:style style:name="P22" style:family="paragraph" style:parent-style-name="Standard">
      <style:paragraph-properties fo:orphans="2" fo:widows="2"/>
      <style:text-properties fo:font-variant="normal" fo:text-transform="none" fo:color="#500050" loext:opacity="100%" fo:letter-spacing="normal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</style:style>
    <style:style style:name="P24" style:family="paragraph" style:parent-style-name="Standard">
      <style:paragraph-properties fo:orphans="2" fo:widows="2"/>
    </style:style>
    <style:style style:name="T1" style:family="text">
      <style:text-properties officeooo:rsid="001999db"/>
    </style:style>
    <style:style style:name="T2" style:family="text">
      <style:text-properties officeooo:rsid="001bdf88"/>
    </style:style>
    <style:style style:name="T3" style:family="text">
      <style:text-properties officeooo:rsid="001d1709"/>
    </style:style>
    <style:style style:name="T4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loext:opacity="100%" fo:letter-spacing="normal"/>
    </style:style>
    <style:style style:name="T6" style:family="text">
      <style:text-properties fo:font-variant="normal" fo:text-transform="none" fo:color="#1155cc" loext:opacity="100%" style:font-name="Arial" fo:font-size="12pt" fo:letter-spacing="normal" fo:font-style="normal" fo:font-weight="normal"/>
    </style:style>
    <style:style style:name="T7" style:family="text">
      <style:text-properties style:font-name="Arial" fo:font-size="12pt" fo:font-style="normal" fo:font-weight="normal"/>
    </style:style>
    <style:style style:name="T8" style:family="text">
      <style:text-properties fo:color="#1155c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killvertex Prelogin Functions API</text:p>
      <text:p text:style-name="Standard"/>
      <text:p text:style-name="Standard">1. Registration</text:p>
      <text:p text:style-name="Standard"/>
      <text:p text:style-name="Standard">a) initiate registration</text:p>
      <text:p text:style-name="Standard">url = "<text:a xlink:type="simple" xlink:href="https://skillvertex.com/cgi/android/register.cgi" office:target-frame-name="_blank" xlink:show="new" text:style-name="Internet_20_link" text:visited-style-name="Visited_20_Internet_20_Link"><text:span text:style-name="T8">https://skillvertex.com/cgi/</text:span></text:a>"</text:p>
      <text:p text:style-name="Standard"/>
      <text:p text:style-name="Standard">Request parameters</text:p>
      <text:p text:style-name="Standard">i) mobile : 10 digit integer,  mobile number of the user</text:p>
      <text:p text:style-name="Standard">ii) email : string, email of the user</text:p>
      <text:p text:style-name="Standard"/>
      <text:p text:style-name="Standard">Response parameters</text:p>
      <text:p text:style-name="Standard">i) status: string, indicates the success/error</text:p>
      <text:p text:style-name="Standard"> - status = 'Error', the key 'message' contains the specific error message</text:p>
      <text:p text:style-name="Standard"> - status = 'Success', the key 'next' will be given</text:p>
      <text:p text:style-name="Standard">ii) next - string, In case of Success contains the url to submit the otp in the next screen</text:p>
      <text:p text:style-name="Standard"/>
      <text:p text:style-name="Standard">b) complete registration</text:p>
      <text:p text:style-name="Standard">url will be given in the response of the earlier step in case of success</text:p>
      <text:p text:style-name="Standard">Note: Email and mobile will be resent to this url along with password and otp</text:p>
      <text:p text:style-name="Standard"/>
      <text:p text:style-name="Standard">Request Parameters</text:p>
      <text:p text:style-name="Standard">i) mobile: same as (a)</text:p>
      <text:p text:style-name="Standard">ii) email: same as (a)</text:p>
      <text:p text:style-name="Standard">The above two parameters can be frozen in the frontend after the first step so it cannot be edited.</text:p>
      <text:p text:style-name="Standard">iii) passw: string, password for the account</text:p>
      <text:p text:style-name="Standard">iv) otp: 4 digit integer, otp received on the mobile number in (a)</text:p>
      <text:p text:style-name="Standard"/>
      <text:p text:style-name="Standard">Response Parameters</text:p>
      <text:p text:style-name="Standard">i) status: can be 'Error' or 'Success'</text:p>
      <text:p text:style-name="Standard">ii) message: string, message in case of Error</text:p>
      <text:p text:style-name="Standard">iii) next: string, start url in case of Success</text:p>
      <text:p text:style-name="Standard">iv) cookies: array of cookie objects in case of Success. These cookies should be sent in subsequent requests</text:p>
      <text:p text:style-name="Standard">Each cookie object is a key value pair. </text:p>
      <text:p text:style-name="Standard"/>
      <text:p text:style-name="Standard">Sample Success Response:</text:p>
      <text:p text:style-name="Standard"> {</text:p>
      <text:p text:style-name="Standard">   "status": "Success",</text:p>
      <text:p text:style-name="Standard">  "next": "<text:a xlink:type="simple" xlink:href="https://skillvertex.com/cgi/courses/start.cgi" office:target-frame-name="_blank" xlink:show="new" text:style-name="Internet_20_link" text:visited-style-name="Visited_20_Internet_20_Link"><text:span text:style-name="T8">https://skillvertex.com/cgi/</text:span></text:a>",<text:line-break/>  "cookies": [{<text:line-break/>  "uauth": "<text:line-break/>  }]<text:line-break/> }</text:p>
      <text:p text:style-name="Standard"/>
      <text:p text:style-name="Standard">2. Login</text:p>
      <text:p text:style-name="Standard"/>
      <text:p text:style-name="Standard">Request Parameters</text:p>
      <text:p text:style-name="Standard">i) userdata: string, can be 10 digit mobile number or email</text:p>
      <text:p text:style-name="Standard">ii) passw: string, password of the user</text:p>
      <text:p text:style-name="Standard"/>
      <text:p text:style-name="Standard">Response Parameters</text:p>
      <text:p text:style-name="Standard"><text:soft-page-break/>Same as part b) of Registration</text:p>
      <text:p text:style-name="Standard"/>
      <text:p text:style-name="Standard"/>
      <text:p text:style-name="Standard">The API for Forgot/Reset Password  will be given.</text:p>
      <text:p text:style-name="Standard"/>
      <text:p text:style-name="P10">Forgot/Reset Password API</text:p>
      <text:p text:style-name="P9"/>
      <text:p text:style-name="P9">3) Forgot Password </text:p>
      <text:p text:style-name="P15"><text:span text:style-name="T4">url = </text:span><text:a xlink:type="simple" xlink:href="https://skillvertex.com/cgi/android/resetpass.cgi" office:target-frame-name="_blank" xlink:show="new" text:style-name="Internet_20_link" text:visited-style-name="Visited_20_Internet_20_Link"><text:span text:style-name="T6">https://skillvertex.com/cgi/</text:span></text:a></text:p>
      <text:p text:style-name="P9"/>
      <text:p text:style-name="P9">Request parameters</text:p>
      <text:p text:style-name="P9">a) mobile : 10 digit integer,  mobile number of the user</text:p>
      <text:p text:style-name="P15"/>
      <text:p text:style-name="P12">Response parameters</text:p>
      <text:p text:style-name="P12">i) status: string, indicates the success/error</text:p>
      <text:p text:style-name="P14"> <text:span text:style-name="T7">- status = 'Error', the key 'message' contains the specific error message</text:span></text:p>
      <text:p text:style-name="P14"> <text:span text:style-name="T7">- status = 'Success', the key 'next' will be given</text:span></text:p>
      <text:p text:style-name="P9">ii) next : string url to submit otp</text:p>
      <text:p text:style-name="P9"/>
      <text:p text:style-name="P9"/>
      <text:p text:style-name="P9">4) Reset password</text:p>
      <text:p text:style-name="P15"/>
      <text:p text:style-name="P12">url will be given in the response of the earlier step in case of success</text:p>
      <text:p text:style-name="P9">Note: Mobile number will be resent to this url along with password and otp</text:p>
      <text:p text:style-name="P15"/>
      <text:p text:style-name="P12">Request Parameters</text:p>
      <text:p text:style-name="P12">i) mobile: same as (a)</text:p>
      <text:p text:style-name="P9">The above mobile  parameters can be frozen in the frontend after the first step so it cannot be edited.</text:p>
      <text:p text:style-name="P13">ii) passw: string, password for the account</text:p>
      <text:p text:style-name="P9">iii) otp: 4 digit integer, otp received on the mobile number in (1 step)</text:p>
      <text:p text:style-name="P15"/>
      <text:p text:style-name="P12">Response Parameters</text:p>
      <text:p text:style-name="P12">i) status: can be 'Error' or 'Success'</text:p>
      <text:p text:style-name="P12">ii) message: string, message in case of Error</text:p>
      <text:p text:style-name="P12">iii) next: string, start url in case of Success</text:p>
      <text:p text:style-name="P12">iv) cookies: array of cookie objects in case of Success. These cookies should be sent in subsequent requests</text:p>
      <text:p text:style-name="P12">Each cookie object is a key value pair. </text:p>
      <text:p text:style-name="P16"/>
      <text:p text:style-name="P12">Sample Success Response:</text:p>
      <text:p text:style-name="P9">1. Registration b) complete registration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1:16:05.998654353</meta:creation-date>
    <dc:date>2023-10-30T10:31:43.951206828</dc:date>
    <meta:editing-duration>PT5M5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64" meta:word-count="469" meta:character-count="2751" meta:non-whitespace-character-count="2322"/>
  </office:meta>
</office:document-meta>
</file>